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/>
    <style:style style:name="P2" style:family="paragraph" style:parent-style-name="Default">
      <style:text-properties officeooo:paragraph-rsid="000dcda2"/>
    </style:style>
    <style:style style:name="P3" style:family="paragraph" style:parent-style-name="Default"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02024a1" officeooo:paragraph-rsid="000dcda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4. Computer Code</text:span></text:h>
      <text:h text:style-name="Default" text:outline-level="1"><text:span text:style-name="T1"/></text:h>
      <text:h text:style-name="Default" text:outline-level="1"><text:span text:style-name="T1"><text:s text:c="2"/>1 <text:s/></text:span><text:span text:style-name="style9"><text:span text:style-name="T1">#include &lt;stdlib.h&gt;</text:span></text:span></text:h>
      <text:h text:style-name="Default" text:outline-level="1"><text:span text:style-name="T1"><text:s text:c="2"/>2 <text:s/></text:span><text:span text:style-name="style9"><text:span text:style-name="T1">#include &lt;math.h&gt;</text:span></text:span></text:h>
      <text:h text:style-name="Default" text:outline-level="1"><text:span text:style-name="T1"><text:s text:c="2"/>3 <text:s/></text:span><text:span text:style-name="style9"><text:span text:style-name="T1">#include &lt;stdio.h&gt;</text:span></text:span></text:h>
      <text:h text:style-name="Default" text:outline-level="1"><text:span text:style-name="T1"><text:s text:c="2"/>4 <text:s/></text:span><text:span text:style-name="style9"><text:span text:style-name="T1">#include &lt;time.h&gt;</text:span></text:span></text:h>
      <text:h text:style-name="Default" text:outline-level="1"><text:span text:style-name="T1"><text:s text:c="2"/>5 <text:s/></text:span><text:span text:style-name="style9"><text:span text:style-name="T1">#include &lt;string.h&gt;</text:span></text:span></text:h>
      <text:h text:style-name="Default" text:outline-level="1"><text:span text:style-name="T1"><text:s text:c="2"/>6 <text:s/></text:span><text:span text:style-name="style1"><text:span text:style-name="T1">/* <text:s/>Aaron Romain's head spinner <text:s/>*/</text:span></text:span></text:h>
      <text:h text:style-name="Default" text:outline-level="1"><text:span text:style-name="T1"><text:s text:c="2"/>7 <text:s/></text:span><text:span text:style-name="style1"><text:span text:style-name="T1">/* <text:s/>Enter how large you'd like the image,</text:span></text:span></text:h>
      <text:h text:style-name="Default" text:outline-level="1"><text:span text:style-name="T1"><text:s text:c="2"/>8 <text:s text:c="5"/></text:span><text:span text:style-name="style1"><text:span text:style-name="T1">how many iterations to make, and what to name the file <text:s/>*/</text:span></text:span></text:h>
      <text:h text:style-name="P3" text:outline-level="1"><text:s text:c="2"/>9 <text:s/></text:h>
      <text:h text:style-name="Default" text:outline-level="1"><text:span text:style-name="T1"><text:s/>10 <text:s/></text:span><text:span text:style-name="style11"><text:span text:style-name="T1">FILE </text:span></text:span><text:span text:style-name="style10"><text:span text:style-name="T1">*</text:span></text:span><text:span text:style-name="style11"><text:span text:style-name="T1">fp</text:span></text:span><text:span text:style-name="style10"><text:span text:style-name="T1">;</text:span></text:span></text:h>
      <text:h text:style-name="Default" text:outline-level="1"><text:span text:style-name="T1"><text:s/>11 <text:s/></text:span><text:span text:style-name="style5"><text:span text:style-name="T1">int </text:span></text:span><text:span text:style-name="style11"><text:span text:style-name="T1">imWidth </text:span></text:span><text:span text:style-name="style10"><text:span text:style-name="T1">= </text:span></text:span><text:span text:style-name="style4"><text:span text:style-name="T1">700</text:span></text:span><text:span text:style-name="style10"><text:span text:style-name="T1">;</text:span></text:span></text:h>
      <text:h text:style-name="Default" text:outline-level="1"><text:span text:style-name="T1"><text:s/>12 <text:s/></text:span><text:span text:style-name="style5"><text:span text:style-name="T1">int </text:span></text:span><text:span text:style-name="style11"><text:span text:style-name="T1">imHeight </text:span></text:span><text:span text:style-name="style10"><text:span text:style-name="T1">= </text:span></text:span><text:span text:style-name="style4"><text:span text:style-name="T1">900</text:span></text:span><text:span text:style-name="style10"><text:span text:style-name="T1">;</text:span></text:span></text:h>
      <text:h text:style-name="Default" text:outline-level="1"><text:span text:style-name="T1"><text:s/>13 <text:s/></text:span><text:span text:style-name="style5"><text:span text:style-name="T1">int </text:span></text:span><text:span text:style-name="style11"><text:span text:style-name="T1">n </text:span></text:span><text:span text:style-name="style10"><text:span text:style-name="T1">= </text:span></text:span><text:span text:style-name="style4"><text:span text:style-name="T1">1</text:span></text:span><text:span text:style-name="style10"><text:span text:style-name="T1">;</text:span></text:span></text:h>
      <text:h text:style-name="Default" text:outline-level="1"><text:span text:style-name="T1"><text:s/>14 <text:s/></text:span><text:span text:style-name="style5"><text:span text:style-name="T1">char </text:span></text:span><text:span text:style-name="style11"><text:span text:style-name="T1">fileName</text:span></text:span><text:span text:style-name="style10"><text:span text:style-name="T1">[] = </text:span></text:span><text:span text:style-name="style6"><text:span text:style-name="T1">"agromain.svg"</text:span></text:span><text:span text:style-name="style10"><text:span text:style-name="T1">;</text:span></text:span></text:h>
      <text:h text:style-name="Default" text:outline-level="1"><text:span text:style-name="T1"><text:s/>15 <text:s/></text:span><text:span text:style-name="style5"><text:span text:style-name="T1">int </text:span></text:span><text:span text:style-name="style11"><text:span text:style-name="T1">step </text:span></text:span><text:span text:style-name="style10"><text:span text:style-name="T1">= </text:span></text:span><text:span text:style-name="style4"><text:span text:style-name="T1">30</text:span></text:span><text:span text:style-name="style10"><text:span text:style-name="T1">;</text:span></text:span></text:h>
      <text:h text:style-name="Default" text:outline-level="1"><text:span text:style-name="T1"><text:s/>16 <text:s/></text:span><text:span text:style-name="style5"><text:span text:style-name="T1">int </text:span></text:span><text:span text:style-name="style11"><text:span text:style-name="T1">ring </text:span></text:span><text:span text:style-name="style10"><text:span text:style-name="T1">= </text:span></text:span><text:span text:style-name="style4"><text:span text:style-name="T1">10</text:span></text:span><text:span text:style-name="style10"><text:span text:style-name="T1">;</text:span></text:span></text:h>
      <text:h text:style-name="Default" text:outline-level="1"><text:span text:style-name="T1"><text:s/>17 <text:s/></text:span><text:span text:style-name="style5"><text:span text:style-name="T1">float </text:span></text:span><text:span text:style-name="style11"><text:span text:style-name="T1">xc </text:span></text:span><text:span text:style-name="style10"><text:span text:style-name="T1">= </text:span></text:span><text:span text:style-name="style4"><text:span text:style-name="T1">400</text:span></text:span><text:span text:style-name="style10"><text:span text:style-name="T1">;</text:span></text:span></text:h>
      <text:h text:style-name="Default" text:outline-level="1"><text:span text:style-name="T1"><text:s/>18 <text:s/></text:span><text:span text:style-name="style5"><text:span text:style-name="T1">float </text:span></text:span><text:span text:style-name="style11"><text:span text:style-name="T1">yc </text:span></text:span><text:span text:style-name="style10"><text:span text:style-name="T1">= </text:span></text:span><text:span text:style-name="style4"><text:span text:style-name="T1">600</text:span></text:span><text:span text:style-name="style10"><text:span text:style-name="T1">;</text:span></text:span></text:h>
      <text:h text:style-name="Default" text:outline-level="1"><text:span text:style-name="T1"><text:s/>19 <text:s/></text:span><text:span text:style-name="style5"><text:span text:style-name="T1">float </text:span></text:span><text:span text:style-name="style11"><text:span text:style-name="T1">radius </text:span></text:span><text:span text:style-name="style10"><text:span text:style-name="T1">= </text:span></text:span><text:span text:style-name="style4"><text:span text:style-name="T1">200</text:span></text:span><text:span text:style-name="style10"><text:span text:style-name="T1">;</text:span></text:span></text:h>
      <text:h text:style-name="Default" text:outline-level="1"><text:span text:style-name="T1"><text:s/>20 <text:s/></text:span><text:span text:style-name="style5"><text:span text:style-name="T1">int </text:span></text:span><text:span text:style-name="style11"><text:span text:style-name="T1">i</text:span></text:span><text:span text:style-name="style10"><text:span text:style-name="T1">;</text:span></text:span></text:h>
      <text:h text:style-name="P3" text:outline-level="1"><text:s/>21 <text:s/></text:h>
      <text:h text:style-name="Default" text:outline-level="1"><text:span text:style-name="T1"><text:s/>22 <text:s/></text:span><text:span text:style-name="style5"><text:span text:style-name="T1">struct </text:span></text:span><text:span text:style-name="style11"><text:span text:style-name="T1">Stroke</text:span></text:span></text:h>
      <text:h text:style-name="Default" text:outline-level="1"><text:span text:style-name="T1"><text:s/>23 <text:s/></text:span><text:span text:style-name="style10"><text:span text:style-name="T1">{</text:span></text:span></text:h>
      <text:h text:style-name="Default" text:outline-level="1"><text:span text:style-name="T1"><text:s/>24 <text:s text:c="5"/></text:span><text:span text:style-name="style5"><text:span text:style-name="T1">int </text:span></text:span><text:span text:style-name="style11"><text:span text:style-name="T1">r</text:span></text:span><text:span text:style-name="style10"><text:span text:style-name="T1">;</text:span></text:span></text:h>
      <text:h text:style-name="Default" text:outline-level="1"><text:span text:style-name="T1"><text:s/>25 <text:s text:c="5"/></text:span><text:span text:style-name="style5"><text:span text:style-name="T1">int </text:span></text:span><text:span text:style-name="style11"><text:span text:style-name="T1">g</text:span></text:span><text:span text:style-name="style10"><text:span text:style-name="T1">;</text:span></text:span></text:h>
      <text:h text:style-name="Default" text:outline-level="1"><text:span text:style-name="T1"><text:s/>26 <text:s text:c="5"/></text:span><text:span text:style-name="style5"><text:span text:style-name="T1">int </text:span></text:span><text:span text:style-name="style11"><text:span text:style-name="T1">b</text:span></text:span><text:span text:style-name="style10"><text:span text:style-name="T1">;</text:span></text:span></text:h>
      <text:h text:style-name="Default" text:outline-level="1"><text:span text:style-name="T1"><text:s/>27 <text:s text:c="5"/></text:span><text:span text:style-name="style5"><text:span text:style-name="T1">int </text:span></text:span><text:span text:style-name="style11"><text:span text:style-name="T1">width</text:span></text:span><text:span text:style-name="style10"><text:span text:style-name="T1">;</text:span></text:span></text:h>
      <text:h text:style-name="Default" text:outline-level="1"><text:span text:style-name="T1"><text:s/>28 <text:s text:c="5"/></text:span><text:span text:style-name="style5"><text:span text:style-name="T1">float </text:span></text:span><text:span text:style-name="style11"><text:span text:style-name="T1">opacity</text:span></text:span><text:span text:style-name="style10"><text:span text:style-name="T1">;</text:span></text:span></text:h>
      <text:h text:style-name="Default" text:outline-level="1"><text:span text:style-name="T1"><text:s/>29 <text:s/></text:span><text:span text:style-name="style10"><text:span text:style-name="T1">};</text:span></text:span></text:h>
      <text:h text:style-name="P3" text:outline-level="1"><text:s/>30 <text:s/></text:h>
      <text:h text:style-name="Default" text:outline-level="1"><text:span text:style-name="T1"><text:s/>31 <text:s/></text:span><text:span text:style-name="style5"><text:span text:style-name="T1">struct </text:span></text:span><text:span text:style-name="style11"><text:span text:style-name="T1">Fill</text:span></text:span></text:h>
      <text:h text:style-name="Default" text:outline-level="1"><text:span text:style-name="T1"><text:s/>32 <text:s/></text:span><text:span text:style-name="style10"><text:span text:style-name="T1">{</text:span></text:span></text:h>
      <text:h text:style-name="Default" text:outline-level="1"><text:span text:style-name="T1"><text:s/>33 <text:s text:c="5"/></text:span><text:span text:style-name="style5"><text:span text:style-name="T1">int </text:span></text:span><text:span text:style-name="style11"><text:span text:style-name="T1">r</text:span></text:span><text:span text:style-name="style10"><text:span text:style-name="T1">;</text:span></text:span></text:h>
      <text:h text:style-name="Default" text:outline-level="1"><text:span text:style-name="T1"><text:s/>34 <text:s text:c="5"/></text:span><text:span text:style-name="style5"><text:span text:style-name="T1">int </text:span></text:span><text:span text:style-name="style11"><text:span text:style-name="T1">g</text:span></text:span><text:span text:style-name="style10"><text:span text:style-name="T1">;</text:span></text:span></text:h>
      <text:h text:style-name="Default" text:outline-level="1"><text:span text:style-name="T1"><text:s/>35 <text:s text:c="5"/></text:span><text:span text:style-name="style5"><text:span text:style-name="T1">int </text:span></text:span><text:span text:style-name="style11"><text:span text:style-name="T1">b</text:span></text:span><text:span text:style-name="style10"><text:span text:style-name="T1">;</text:span></text:span></text:h>
      <text:h text:style-name="Default" text:outline-level="1"><text:span text:style-name="T1"><text:s/>36 <text:s text:c="5"/></text:span><text:span text:style-name="style5"><text:span text:style-name="T1">float </text:span></text:span><text:span text:style-name="style11"><text:span text:style-name="T1">opacity</text:span></text:span><text:span text:style-name="style10"><text:span text:style-name="T1">;</text:span></text:span></text:h>
      <text:h text:style-name="Default" text:outline-level="1"><text:span text:style-name="T1"><text:s/>37 <text:s/></text:span><text:span text:style-name="style10"><text:span text:style-name="T1">};</text:span></text:span></text:h>
      <text:h text:style-name="P3" text:outline-level="1"><text:s/>38 <text:s/></text:h>
      <text:h text:style-name="Default" text:outline-level="1"><text:soft-page-break/><text:span text:style-name="T1"><text:s/>39 <text:s/></text:span><text:span text:style-name="style5"><text:span text:style-name="T1">struct </text:span></text:span><text:span text:style-name="style11"><text:span text:style-name="T1">Lines</text:span></text:span></text:h>
      <text:h text:style-name="Default" text:outline-level="1"><text:span text:style-name="T1"><text:s/>40 <text:s/></text:span><text:span text:style-name="style10"><text:span text:style-name="T1">{</text:span></text:span></text:h>
      <text:h text:style-name="Default" text:outline-level="1"><text:span text:style-name="T1"><text:s/>41 <text:s text:c="5"/></text:span><text:span text:style-name="style5"><text:span text:style-name="T1">float </text:span></text:span><text:span text:style-name="style11"><text:span text:style-name="T1">x1</text:span></text:span><text:span text:style-name="style10"><text:span text:style-name="T1">[</text:span></text:span><text:span text:style-name="style4"><text:span text:style-name="T1">1000</text:span></text:span><text:span text:style-name="style10"><text:span text:style-name="T1">];</text:span></text:span></text:h>
      <text:h text:style-name="Default" text:outline-level="1"><text:span text:style-name="T1"><text:s/>42 <text:s text:c="5"/></text:span><text:span text:style-name="style5"><text:span text:style-name="T1">float </text:span></text:span><text:span text:style-name="style11"><text:span text:style-name="T1">x2</text:span></text:span><text:span text:style-name="style10"><text:span text:style-name="T1">[</text:span></text:span><text:span text:style-name="style4"><text:span text:style-name="T1">1000</text:span></text:span><text:span text:style-name="style10"><text:span text:style-name="T1">];</text:span></text:span></text:h>
      <text:h text:style-name="Default" text:outline-level="1"><text:span text:style-name="T1"><text:s/>43 <text:s text:c="5"/></text:span><text:span text:style-name="style5"><text:span text:style-name="T1">float </text:span></text:span><text:span text:style-name="style11"><text:span text:style-name="T1">y1</text:span></text:span><text:span text:style-name="style10"><text:span text:style-name="T1">[</text:span></text:span><text:span text:style-name="style4"><text:span text:style-name="T1">1000</text:span></text:span><text:span text:style-name="style10"><text:span text:style-name="T1">];</text:span></text:span></text:h>
      <text:h text:style-name="Default" text:outline-level="1"><text:span text:style-name="T1"><text:s/>44 <text:s text:c="5"/></text:span><text:span text:style-name="style5"><text:span text:style-name="T1">float </text:span></text:span><text:span text:style-name="style11"><text:span text:style-name="T1">y2</text:span></text:span><text:span text:style-name="style10"><text:span text:style-name="T1">[</text:span></text:span><text:span text:style-name="style4"><text:span text:style-name="T1">1000</text:span></text:span><text:span text:style-name="style10"><text:span text:style-name="T1">];</text:span></text:span></text:h>
      <text:h text:style-name="Default" text:outline-level="1"><text:span text:style-name="T1"><text:s/>45 <text:s/></text:span><text:span text:style-name="style10"><text:span text:style-name="T1">};</text:span></text:span></text:h>
      <text:h text:style-name="P3" text:outline-level="1"><text:s/>46 <text:s/></text:h>
      <text:h text:style-name="Default" text:outline-level="1"><text:span text:style-name="T1"><text:s/>47 <text:s/></text:span><text:span text:style-name="style5"><text:span text:style-name="T1">struct </text:span></text:span><text:span text:style-name="style11"><text:span text:style-name="T1">Circles</text:span></text:span></text:h>
      <text:h text:style-name="Default" text:outline-level="1"><text:span text:style-name="T1"><text:s/>48 <text:s/></text:span><text:span text:style-name="style10"><text:span text:style-name="T1">{</text:span></text:span></text:h>
      <text:h text:style-name="Default" text:outline-level="1"><text:span text:style-name="T1"><text:s/>49 <text:s text:c="5"/></text:span><text:span text:style-name="style5"><text:span text:style-name="T1">float </text:span></text:span><text:span text:style-name="style11"><text:span text:style-name="T1">x</text:span></text:span><text:span text:style-name="style10"><text:span text:style-name="T1">[</text:span></text:span><text:span text:style-name="style4"><text:span text:style-name="T1">100</text:span></text:span><text:span text:style-name="style10"><text:span text:style-name="T1">];</text:span></text:span></text:h>
      <text:h text:style-name="Default" text:outline-level="1"><text:span text:style-name="T1"><text:s/>50 <text:s text:c="5"/></text:span><text:span text:style-name="style5"><text:span text:style-name="T1">float </text:span></text:span><text:span text:style-name="style11"><text:span text:style-name="T1">y</text:span></text:span><text:span text:style-name="style10"><text:span text:style-name="T1">[</text:span></text:span><text:span text:style-name="style4"><text:span text:style-name="T1">100</text:span></text:span><text:span text:style-name="style10"><text:span text:style-name="T1">];</text:span></text:span></text:h>
      <text:h text:style-name="Default" text:outline-level="1"><text:span text:style-name="T1"><text:s/>51 <text:s text:c="5"/></text:span><text:span text:style-name="style5"><text:span text:style-name="T1">float 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100</text:span></text:span><text:span text:style-name="style10"><text:span text:style-name="T1">];</text:span></text:span></text:h>
      <text:h text:style-name="Default" text:outline-level="1"><text:span text:style-name="T1"><text:s/>52 <text:s/></text:span><text:span text:style-name="style10"><text:span text:style-name="T1">};</text:span></text:span></text:h>
      <text:h text:style-name="P3" text:outline-level="1"><text:s/>53 <text:s/></text:h>
      <text:h text:style-name="Default" text:outline-level="1"><text:span text:style-name="T1"><text:s/>54 <text:s/></text:span><text:span text:style-name="style5"><text:span text:style-name="T1">void </text:span></text:span><text:span text:style-name="style11"><text:span text:style-name="T1">setStroke</text:span></text:span><text:span text:style-name="style10"><text:span text:style-name="T1">(</text:span></text:span><text:span text:style-name="style5"><text:span text:style-name="T1">struct </text:span></text:span><text:span text:style-name="style11"><text:span text:style-name="T1">Stroke </text:span></text:span><text:span text:style-name="style10"><text:span text:style-name="T1">*</text:span></text:span><text:span text:style-name="style11"><text:span text:style-name="T1">myStroke</text:span></text:span><text:span text:style-name="style10"><text:span text:style-name="T1">)</text:span></text:span></text:h>
      <text:h text:style-name="Default" text:outline-level="1"><text:span text:style-name="T1"><text:s/>55 <text:s/></text:span><text:span text:style-name="style10"><text:span text:style-name="T1">{</text:span></text:span></text:h>
      <text:h text:style-name="Default" text:outline-level="1"><text:span text:style-name="T1"><text:s/>56 <text:s text:c="5"/></text:span><text:span text:style-name="style11"><text:span text:style-name="T1">myStroke</text:span></text:span><text:span text:style-name="style10"><text:span text:style-name="T1">-&gt;</text:span></text:span><text:span text:style-name="style11"><text:span text:style-name="T1">r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57 <text:s text:c="5"/></text:span><text:span text:style-name="style11"><text:span text:style-name="T1">myStroke</text:span></text:span><text:span text:style-name="style10"><text:span text:style-name="T1">-&gt;</text:span></text:span><text:span text:style-name="style11"><text:span text:style-name="T1">g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58 <text:s text:c="5"/></text:span><text:span text:style-name="style11"><text:span text:style-name="T1">myStroke</text:span></text:span><text:span text:style-name="style10"><text:span text:style-name="T1">-&gt;</text:span></text:span><text:span text:style-name="style11"><text:span text:style-name="T1">b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59 <text:s text:c="5"/></text:span><text:span text:style-name="style11"><text:span text:style-name="T1">myStroke</text:span></text:span><text:span text:style-name="style10"><text:span text:style-name="T1">-&gt;</text:span></text:span><text:span text:style-name="style11"><text:span text:style-name="T1">width </text:span></text:span><text:span text:style-name="style10"><text:span text:style-name="T1">= </text:span></text:span><text:span text:style-name="style4"><text:span text:style-name="T1">1</text:span></text:span><text:span text:style-name="style10"><text:span text:style-name="T1">;</text:span></text:span></text:h>
      <text:h text:style-name="Default" text:outline-level="1"><text:span text:style-name="T1"><text:s/>60 <text:s text:c="5"/></text:span><text:span text:style-name="style11"><text:span text:style-name="T1">myStroke</text:span></text:span><text:span text:style-name="style10"><text:span text:style-name="T1">-&gt;</text:span></text:span><text:span text:style-name="style11"><text:span text:style-name="T1">opacity </text:span></text:span><text:span text:style-name="style10"><text:span text:style-name="T1">= </text:span></text:span><text:span text:style-name="style4"><text:span text:style-name="T1">1</text:span></text:span><text:span text:style-name="style10"><text:span text:style-name="T1">;</text:span></text:span></text:h>
      <text:h text:style-name="Default" text:outline-level="1"><text:span text:style-name="T1"><text:s/>61 <text:s/></text:span><text:span text:style-name="style10"><text:span text:style-name="T1">}</text:span></text:span></text:h>
      <text:h text:style-name="P3" text:outline-level="1"><text:s/>62 <text:s/></text:h>
      <text:h text:style-name="Default" text:outline-level="1"><text:span text:style-name="T1"><text:s/>63 <text:s/></text:span><text:span text:style-name="style5"><text:span text:style-name="T1">void </text:span></text:span><text:span text:style-name="style11"><text:span text:style-name="T1">setFill</text:span></text:span><text:span text:style-name="style10"><text:span text:style-name="T1">(</text:span></text:span><text:span text:style-name="style5"><text:span text:style-name="T1">struct </text:span></text:span><text:span text:style-name="style11"><text:span text:style-name="T1">Fill </text:span></text:span><text:span text:style-name="style10"><text:span text:style-name="T1">*</text:span></text:span><text:span text:style-name="style11"><text:span text:style-name="T1">myFill</text:span></text:span><text:span text:style-name="style10"><text:span text:style-name="T1">)</text:span></text:span></text:h>
      <text:h text:style-name="Default" text:outline-level="1"><text:span text:style-name="T1"><text:s/>64 <text:s/></text:span><text:span text:style-name="style10"><text:span text:style-name="T1">{</text:span></text:span></text:h>
      <text:h text:style-name="Default" text:outline-level="1"><text:span text:style-name="T1"><text:s/>65 <text:s text:c="5"/></text:span><text:span text:style-name="style11"><text:span text:style-name="T1">myFill</text:span></text:span><text:span text:style-name="style10"><text:span text:style-name="T1">-&gt;</text:span></text:span><text:span text:style-name="style11"><text:span text:style-name="T1">r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66 <text:s text:c="5"/></text:span><text:span text:style-name="style11"><text:span text:style-name="T1">myFill</text:span></text:span><text:span text:style-name="style10"><text:span text:style-name="T1">-&gt;</text:span></text:span><text:span text:style-name="style11"><text:span text:style-name="T1">g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67 <text:s text:c="5"/></text:span><text:span text:style-name="style11"><text:span text:style-name="T1">myFill</text:span></text:span><text:span text:style-name="style10"><text:span text:style-name="T1">-&gt;</text:span></text:span><text:span text:style-name="style11"><text:span text:style-name="T1">b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68 <text:s text:c="5"/></text:span><text:span text:style-name="style11"><text:span text:style-name="T1">myFill</text:span></text:span><text:span text:style-name="style10"><text:span text:style-name="T1">-&gt;</text:span></text:span><text:span text:style-name="style11"><text:span text:style-name="T1">opacity </text:span></text:span><text:span text:style-name="style10"><text:span text:style-name="T1">=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<text:s/>69 <text:s/></text:span><text:span text:style-name="style10"><text:span text:style-name="T1">}</text:span></text:span></text:h>
      <text:h text:style-name="P3" text:outline-level="1"><text:s/>70 <text:s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2" text:outline-level="1"><text:span text:style-name="T1"><text:s/></text:span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oft-page-break/><text:span text:style-name="T1"><text:s/>71 <text:s/></text:span><text:span text:style-name="style5"><text:span text:style-name="T1">void </text:span></text:span><text:span text:style-name="style11"><text:span text:style-name="T1">romain_aaron_getData</text:span></text:span><text:span text:style-name="style10"><text:span text:style-name="T1">(</text:span></text:span><text:span text:style-name="style5"><text:span text:style-name="T1">struct </text:span></text:span><text:span text:style-name="style11"><text:span text:style-name="T1">Lines </text:span></text:span><text:span text:style-name="style10"><text:span text:style-name="T1">*</text:span></text:span><text:span text:style-name="style11"><text:span text:style-name="T1">myLines</text:span></text:span><text:span text:style-name="style10"><text:span text:style-name="T1">, </text:span></text:span><text:span text:style-name="style5"><text:span text:style-name="T1">struct </text:span></text:span><text:span text:style-name="style11"><text:span text:style-name="T1">Circles </text:span></text:span><text:span text:style-name="style10"><text:span text:style-name="T1">*</text:span></text:span><text:span text:style-name="style11"><text:span text:style-name="T1">myCircle</text:span></text:span><text:span text:style-name="style10"><text:span text:style-name="T1">,</text:span></text:span></text:h>
      <text:h text:style-name="Default" text:outline-level="1"><text:span text:style-name="T1"><text:s/>72 <text:s text:c="27"/></text:span><text:span text:style-name="style5"><text:span text:style-name="T1">float </text:span></text:span><text:span text:style-name="style11"><text:span text:style-name="T1">cx_in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cy_in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r_in</text:span></text:span><text:span text:style-name="style10"><text:span text:style-name="T1">,</text:span></text:span></text:h>
      <text:h text:style-name="Default" text:outline-level="1"><text:span text:style-name="T1"><text:s/>73 <text:s text:c="27"/></text:span><text:span text:style-name="style5"><text:span text:style-name="T1">int </text:span></text:span><text:span text:style-name="style11"><text:span text:style-name="T1">steps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rings</text:span></text:span><text:span text:style-name="style10"><text:span text:style-name="T1">)</text:span></text:span></text:h>
      <text:h text:style-name="Default" text:outline-level="1"><text:span text:style-name="T1"><text:s/>74 <text:s/></text:span><text:span text:style-name="style10"><text:span text:style-name="T1">{</text:span></text:span></text:h>
      <text:h text:style-name="Default" text:outline-level="1"><text:span text:style-name="T1"><text:s/>75 <text:s text:c="5"/></text:span><text:span text:style-name="style5"><text:span text:style-name="T1">float 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2</text:span></text:span><text:span text:style-name="style10"><text:span text:style-name="T1">][</text:span></text:span><text:span text:style-name="style4"><text:span text:style-name="T1">1</text:span></text:span><text:span text:style-name="style10"><text:span text:style-name="T1">] = {</text:span></text:span><text:span text:style-name="style4"><text:span text:style-name="T1">0</text:span></text:span><text:span text:style-name="style10"><text:span text:style-name="T1">,</text:span></text:span><text:span text:style-name="style11"><text:span text:style-name="T1">r_in</text:span></text:span><text:span text:style-name="style10"><text:span text:style-name="T1">};</text:span></text:span></text:h>
      <text:h text:style-name="Default" text:outline-level="1"><text:span text:style-name="T1"><text:s/>76 <text:s text:c="5"/></text:span><text:span text:style-name="style5"><text:span text:style-name="T1">float </text:span></text:span><text:span text:style-name="style11"><text:span text:style-name="T1">v2</text:span></text:span><text:span text:style-name="style10"><text:span text:style-name="T1">[</text:span></text:span><text:span text:style-name="style4"><text:span text:style-name="T1">2</text:span></text:span><text:span text:style-name="style10"><text:span text:style-name="T1">][</text:span></text:span><text:span text:style-name="style4"><text:span text:style-name="T1">1</text:span></text:span><text:span text:style-name="style10"><text:span text:style-name="T1">] = {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,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};</text:span></text:span></text:h>
      <text:h text:style-name="Default" text:outline-level="1"><text:span text:style-name="T1"><text:s/>77 <text:s text:c="5"/></text:span><text:span text:style-name="style5"><text:span text:style-name="T1">float </text:span></text:span><text:span text:style-name="style11"><text:span text:style-name="T1">theta </text:span></text:span><text:span text:style-name="style10"><text:span text:style-name="T1">= </text:span></text:span><text:span text:style-name="style4"><text:span text:style-name="T1">2</text:span></text:span><text:span text:style-name="style10"><text:span text:style-name="T1">*</text:span></text:span><text:span text:style-name="style11"><text:span text:style-name="T1">M_PI</text:span></text:span><text:span text:style-name="style10"><text:span text:style-name="T1">/</text:span></text:span><text:span text:style-name="style11"><text:span text:style-name="T1">steps</text:span></text:span><text:span text:style-name="style10"><text:span text:style-name="T1">;</text:span></text:span></text:h>
      <text:h text:style-name="Default" text:outline-level="1"><text:span text:style-name="T1"><text:s/>78 <text:s text:c="5"/></text:span><text:span text:style-name="style5"><text:span text:style-name="T1">float 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2</text:span></text:span><text:span text:style-name="style10"><text:span text:style-name="T1">][</text:span></text:span><text:span text:style-name="style4"><text:span text:style-name="T1">2</text:span></text:span><text:span text:style-name="style10"><text:span text:style-name="T1">] = {{</text:span></text:span><text:span text:style-name="style11"><text:span text:style-name="T1">cos</text:span></text:span><text:span text:style-name="style10"><text:span text:style-name="T1">(</text:span></text:span><text:span text:style-name="style11"><text:span text:style-name="T1">theta</text:span></text:span><text:span text:style-name="style10"><text:span text:style-name="T1">),-</text:span></text:span><text:span text:style-name="style11"><text:span text:style-name="T1">sin</text:span></text:span><text:span text:style-name="style10"><text:span text:style-name="T1">(</text:span></text:span><text:span text:style-name="style11"><text:span text:style-name="T1">theta</text:span></text:span><text:span text:style-name="style10"><text:span text:style-name="T1">)},{</text:span></text:span><text:span text:style-name="style11"><text:span text:style-name="T1">sin</text:span></text:span><text:span text:style-name="style10"><text:span text:style-name="T1">(</text:span></text:span><text:span text:style-name="style11"><text:span text:style-name="T1">theta</text:span></text:span><text:span text:style-name="style10"><text:span text:style-name="T1">),</text:span></text:span><text:span text:style-name="style11"><text:span text:style-name="T1">cos</text:span></text:span><text:span text:style-name="style10"><text:span text:style-name="T1">(</text:span></text:span><text:span text:style-name="style11"><text:span text:style-name="T1">theta</text:span></text:span><text:span text:style-name="style10"><text:span text:style-name="T1">)}};</text:span></text:span></text:h>
      <text:h text:style-name="Default" text:outline-level="1"><text:span text:style-name="T1"><text:s/>79 <text:s text:c="5"/></text:span><text:span text:style-name="style5"><text:span text:style-name="T1">int </text:span></text:span><text:span text:style-name="style11"><text:span text:style-name="T1">i</text:span></text:span><text:span text:style-name="style10"><text:span text:style-name="T1">;</text:span></text:span></text:h>
      <text:h text:style-name="Default" text:outline-level="1"><text:span text:style-name="T1"><text:s/>80 <text:s text:c="5"/></text:span><text:span text:style-name="style11"><text:span text:style-name="T1">myLines</text:span></text:span><text:span text:style-name="style10"><text:span text:style-name="T1">-&gt;</text:span></text:span><text:span text:style-name="style11"><text:span text:style-name="T1">x1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cx_in</text:span></text:span><text:span text:style-name="style10"><text:span text:style-name="T1">;</text:span></text:span></text:h>
      <text:h text:style-name="Default" text:outline-level="1"><text:span text:style-name="T1"><text:s/>81 <text:s text:c="5"/></text:span><text:span text:style-name="style11"><text:span text:style-name="T1">myLines</text:span></text:span><text:span text:style-name="style10"><text:span text:style-name="T1">-&gt;</text:span></text:span><text:span text:style-name="style11"><text:span text:style-name="T1">y1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cy_in</text:span></text:span><text:span text:style-name="style10"><text:span text:style-name="T1">;</text:span></text:span></text:h>
      <text:h text:style-name="Default" text:outline-level="1"><text:span text:style-name="T1"><text:s/>82 <text:s text:c="5"/></text:span><text:span text:style-name="style5"><text:span text:style-name="T1">for </text:span></text:span><text:span text:style-name="style10"><text:span text:style-name="T1">(</text:span></text:span><text:span text:style-name="style11"><text:span text:style-name="T1">i</text:span></text:span><text:span text:style-name="style10"><text:span text:style-name="T1">=</text:span></text:span><text:span text:style-name="style4"><text:span text:style-name="T1">0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&lt;</text:span></text:span><text:span text:style-name="style11"><text:span text:style-name="T1">steps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++)</text:span></text:span></text:h>
      <text:h text:style-name="Default" text:outline-level="1"><text:span text:style-name="T1"><text:s/>83 <text:s text:c="5"/></text:span><text:span text:style-name="style10"><text:span text:style-name="T1">{</text:span></text:span></text:h>
      <text:h text:style-name="Default" text:outline-level="1"><text:span text:style-name="T1"><text:s/>84 <text:s text:c="9"/></text:span><text:span text:style-name="style11"><text:span text:style-name="T1">v2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;</text:span></text:span></text:h>
      <text:h text:style-name="Default" text:outline-level="1"><text:span text:style-name="T1"><text:s/>85 <text:s text:c="9"/></text:span><text:span text:style-name="style11"><text:span text:style-name="T1">v2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;</text:span></text:span></text:h>
      <text:h text:style-name="Default" text:outline-level="1"><text:span text:style-name="T1"><text:s/>86 <text:s text:c="9"/></text:span><text:span text:style-name="style11"><text:span text:style-name="T1">myLines</text:span></text:span><text:span text:style-name="style10"><text:span text:style-name="T1">-&gt;</text:span></text:span><text:span text:style-name="style11"><text:span text:style-name="T1">x2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 = 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+</text:span></text:span><text:span text:style-name="style11"><text:span text:style-name="T1">cx_in</text:span></text:span><text:span text:style-name="style10"><text:span text:style-name="T1">;</text:span></text:span></text:h>
      <text:h text:style-name="Default" text:outline-level="1"><text:span text:style-name="T1"><text:s/>87 <text:s text:c="9"/></text:span><text:span text:style-name="style11"><text:span text:style-name="T1">myLines</text:span></text:span><text:span text:style-name="style10"><text:span text:style-name="T1">-&gt;</text:span></text:span><text:span text:style-name="style11"><text:span text:style-name="T1">y2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 = </text:span></text:span><text:span text:style-name="style11"><text:span text:style-name="T1">v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+</text:span></text:span><text:span text:style-name="style11"><text:span text:style-name="T1">cy_in</text:span></text:span><text:span text:style-name="style10"><text:span text:style-name="T1">;</text:span></text:span></text:h>
      <text:h text:style-name="Default" text:outline-level="1"><text:span text:style-name="T1"><text:s/>88 <text:s text:c="9"/></text:span><text:span text:style-name="style11"><text:span text:style-name="T1">v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*</text:span></text:span><text:span text:style-name="style11"><text:span text:style-name="T1">v2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+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1</text:span></text:span><text:span text:style-name="style10"><text:span text:style-name="T1">]*</text:span></text:span><text:span text:style-name="style11"><text:span text:style-name="T1">v2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;</text:span></text:span></text:h>
      <text:h text:style-name="Default" text:outline-level="1"><text:span text:style-name="T1"><text:s/>89 <text:s text:c="9"/></text:span><text:span text:style-name="style11"><text:span text:style-name="T1">v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*</text:span></text:span><text:span text:style-name="style11"><text:span text:style-name="T1">v2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+</text:span></text:span><text:span text:style-name="style11"><text:span text:style-name="T1">R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1</text:span></text:span><text:span text:style-name="style10"><text:span text:style-name="T1">]*</text:span></text:span><text:span text:style-name="style11"><text:span text:style-name="T1">v2</text:span></text:span><text:span text:style-name="style10"><text:span text:style-name="T1">[</text:span></text:span><text:span text:style-name="style4"><text:span text:style-name="T1">1</text:span></text:span><text:span text:style-name="style10"><text:span text:style-name="T1">][</text:span></text:span><text:span text:style-name="style4"><text:span text:style-name="T1">0</text:span></text:span><text:span text:style-name="style10"><text:span text:style-name="T1">];</text:span></text:span></text:h>
      <text:h text:style-name="Default" text:outline-level="1"><text:span text:style-name="T1"><text:s/>90 <text:s text:c="5"/></text:span><text:span text:style-name="style10"><text:span text:style-name="T1">}</text:span></text:span></text:h>
      <text:h text:style-name="Default" text:outline-level="1"><text:span text:style-name="T1"><text:s/>91 <text:s text:c="5"/></text:span><text:span text:style-name="style11"><text:span text:style-name="T1">myCircle</text:span></text:span><text:span text:style-name="style10"><text:span text:style-name="T1">-&gt;</text:span></text:span><text:span text:style-name="style11"><text:span text:style-name="T1">x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cx_in</text:span></text:span><text:span text:style-name="style10"><text:span text:style-name="T1">;</text:span></text:span></text:h>
      <text:h text:style-name="Default" text:outline-level="1"><text:span text:style-name="T1"><text:s/>92 <text:s text:c="5"/></text:span><text:span text:style-name="style11"><text:span text:style-name="T1">myCircle</text:span></text:span><text:span text:style-name="style10"><text:span text:style-name="T1">-&gt;</text:span></text:span><text:span text:style-name="style11"><text:span text:style-name="T1">y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 = </text:span></text:span><text:span text:style-name="style11"><text:span text:style-name="T1">cy_in</text:span></text:span><text:span text:style-name="style10"><text:span text:style-name="T1">;</text:span></text:span></text:h>
      <text:h text:style-name="Default" text:outline-level="1"><text:span text:style-name="T1"><text:s/>93 <text:s text:c="5"/></text:span><text:span text:style-name="style5"><text:span text:style-name="T1">for </text:span></text:span><text:span text:style-name="style10"><text:span text:style-name="T1">(</text:span></text:span><text:span text:style-name="style11"><text:span text:style-name="T1">i</text:span></text:span><text:span text:style-name="style10"><text:span text:style-name="T1">=</text:span></text:span><text:span text:style-name="style4"><text:span text:style-name="T1">0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&lt;</text:span></text:span><text:span text:style-name="style11"><text:span text:style-name="T1">rings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++)</text:span></text:span></text:h>
      <text:h text:style-name="Default" text:outline-level="1"><text:span text:style-name="T1"><text:s/>94 <text:s text:c="5"/></text:span><text:span text:style-name="style10"><text:span text:style-name="T1">{</text:span></text:span></text:h>
      <text:h text:style-name="Default" text:outline-level="1"><text:span text:style-name="T1"><text:s/>95 <text:s text:c="9"/></text:span><text:span text:style-name="style11"><text:span text:style-name="T1">myCircle</text:span></text:span><text:span text:style-name="style10"><text:span text:style-name="T1">-&gt;</text:span></text:span><text:span text:style-name="style11"><text:span text:style-name="T1">r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 = </text:span></text:span><text:span text:style-name="style11"><text:span text:style-name="T1">r_in</text:span></text:span><text:span text:style-name="style10"><text:span text:style-name="T1">*</text:span></text:span><text:span text:style-name="style11"><text:span text:style-name="T1">powf</text:span></text:span><text:span text:style-name="style10"><text:span text:style-name="T1">(</text:span></text:span><text:span text:style-name="style4"><text:span text:style-name="T1">.8</text:span></text:span><text:span text:style-name="style10"><text:span text:style-name="T1">,</text:span></text:span><text:span text:style-name="style11"><text:span text:style-name="T1">i</text:span></text:span><text:span text:style-name="style10"><text:span text:style-name="T1">);</text:span></text:span></text:h>
      <text:h text:style-name="Default" text:outline-level="1"><text:span text:style-name="T1"><text:s/>96 <text:s text:c="5"/></text:span><text:span text:style-name="style10"><text:span text:style-name="T1">}</text:span></text:span></text:h>
      <text:h text:style-name="Default" text:outline-level="1"><text:span text:style-name="T1"><text:s/>97 <text:s/></text:span><text:span text:style-name="style10"><text:span text:style-name="T1">}</text:span></text:span></text:h>
      <text:h text:style-name="P3" text:outline-level="1"><text:s/>98 <text:s/></text:h>
      <text:h text:style-name="Default" text:outline-level="1"><text:span text:style-name="T1"><text:s/>99 <text:s/></text:span><text:span text:style-name="style5"><text:span text:style-name="T1">void </text:span></text:span><text:span text:style-name="style11"><text:span text:style-name="T1">drawLine</text:span></text:span><text:span text:style-name="style10"><text:span text:style-name="T1">(</text:span></text:span><text:span text:style-name="style5"><text:span text:style-name="T1">float </text:span></text:span><text:span text:style-name="style11"><text:span text:style-name="T1">x1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y1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x2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y2</text:span></text:span><text:span text:style-name="style10"><text:span text:style-name="T1">,</text:span></text:span></text:h>
      <text:h text:style-name="Default" text:outline-level="1"><text:span text:style-name="T1">100 <text:s text:c="17"/></text:span><text:span text:style-name="style5"><text:span text:style-name="T1">int </text:span></text:span><text:span text:style-name="style11"><text:span text:style-name="T1">stroke_r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g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b</text:span></text:span><text:span text:style-name="style10"><text:span text:style-name="T1">,</text:span></text:span></text:h>
      <text:h text:style-name="Default" text:outline-level="1"><text:span text:style-name="T1">101 <text:s text:c="17"/></text:span><text:span text:style-name="style5"><text:span text:style-name="T1">float </text:span></text:span><text:span text:style-name="style11"><text:span text:style-name="T1">stroke_opacity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width</text:span></text:span><text:span text:style-name="style10"><text:span text:style-name="T1">)</text:span></text:span></text:h>
      <text:h text:style-name="Default" text:outline-level="1"><text:span text:style-name="T1">102 <text:s/></text:span><text:span text:style-name="style10"><text:span text:style-name="T1">{</text:span></text:span></text:h>
      <text:h text:style-name="Default" text:outline-level="1"><text:span text:style-name="T1">103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\n <text:s text:c="3"/>&lt;line x1 = '%f' y1 = '%f' x2 = '%f' y2 = '%f'"</text:span></text:span><text:span text:style-name="style10"><text:span text:style-name="T1">,</text:span></text:span></text:h>
      <text:h text:style-name="Default" text:outline-level="1"><text:span text:style-name="T1">104 <text:s text:c="13"/></text:span><text:span text:style-name="style11"><text:span text:style-name="T1">x1</text:span></text:span><text:span text:style-name="style10"><text:span text:style-name="T1">, </text:span></text:span><text:span text:style-name="style11"><text:span text:style-name="T1">y1</text:span></text:span><text:span text:style-name="style10"><text:span text:style-name="T1">, </text:span></text:span><text:span text:style-name="style11"><text:span text:style-name="T1">x2</text:span></text:span><text:span text:style-name="style10"><text:span text:style-name="T1">, </text:span></text:span><text:span text:style-name="style11"><text:span text:style-name="T1">y2</text:span></text:span><text:span text:style-name="style10"><text:span text:style-name="T1">);</text:span></text:span></text:h>
      <text:h text:style-name="Default" text:outline-level="1"><text:span text:style-name="T1">105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 stroke = 'rgb(%d, %d, %d)' stroke-opacity = '%f'"</text:span></text:span><text:span text:style-name="style10"><text:span text:style-name="T1">,</text:span></text:span></text:h>
      <text:h text:style-name="Default" text:outline-level="1"><text:span text:style-name="T1">106 <text:s text:c="13"/></text:span><text:span text:style-name="style11"><text:span text:style-name="T1">stroke_r</text:span></text:span><text:span text:style-name="style10"><text:span text:style-name="T1">, </text:span></text:span><text:span text:style-name="style11"><text:span text:style-name="T1">stroke_g</text:span></text:span><text:span text:style-name="style10"><text:span text:style-name="T1">, </text:span></text:span><text:span text:style-name="style11"><text:span text:style-name="T1">stroke_b</text:span></text:span><text:span text:style-name="style10"><text:span text:style-name="T1">, </text:span></text:span><text:span text:style-name="style11"><text:span text:style-name="T1">stroke_opacity</text:span></text:span><text:span text:style-name="style10"><text:span text:style-name="T1">);</text:span></text:span></text:h>
      <text:h text:style-name="Default" text:outline-level="1"><text:span text:style-name="T1">107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 stroke-width = '%d' /&gt;"</text:span></text:span><text:span text:style-name="style10"><text:span text:style-name="T1">, </text:span></text:span><text:span text:style-name="style11"><text:span text:style-name="T1">stroke_width</text:span></text:span><text:span text:style-name="style10"><text:span text:style-name="T1">);</text:span></text:span></text:h>
      <text:h text:style-name="Default" text:outline-level="1"><text:span text:style-name="T1">108 <text:s/></text:span><text:span text:style-name="style10"><text:span text:style-name="T1">}</text:span></text:span></text:h>
      <text:h text:style-name="P3" text:outline-level="1">109 <text:s/></text:h>
      <text:h text:style-name="Default" text:outline-level="1"><text:span text:style-name="T1"/></text:h>
      <text:h text:style-name="Default" text:outline-level="1"><text:soft-page-break/><text:span text:style-name="T1">110 <text:s/></text:span><text:span text:style-name="style5"><text:span text:style-name="T1">void </text:span></text:span><text:span text:style-name="style11"><text:span text:style-name="T1">drawCircle</text:span></text:span><text:span text:style-name="style10"><text:span text:style-name="T1">(</text:span></text:span><text:span text:style-name="style5"><text:span text:style-name="T1">float </text:span></text:span><text:span text:style-name="style11"><text:span text:style-name="T1">cx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cy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r</text:span></text:span><text:span text:style-name="style10"><text:span text:style-name="T1">,</text:span></text:span></text:h>
      <text:h text:style-name="Default" text:outline-level="1"><text:span text:style-name="T1">111 <text:s text:c="17"/></text:span><text:span text:style-name="style5"><text:span text:style-name="T1">int </text:span></text:span><text:span text:style-name="style11"><text:span text:style-name="T1">fill_r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fill_g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fill_b</text:span></text:span><text:span text:style-name="style10"><text:span text:style-name="T1">,</text:span></text:span></text:h>
      <text:h text:style-name="Default" text:outline-level="1"><text:span text:style-name="T1">112 <text:s text:c="17"/></text:span><text:span text:style-name="style5"><text:span text:style-name="T1">float </text:span></text:span><text:span text:style-name="style11"><text:span text:style-name="T1">fill_opacity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r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g</text:span></text:span><text:span text:style-name="style10"><text:span text:style-name="T1">,</text:span></text:span></text:h>
      <text:h text:style-name="Default" text:outline-level="1"><text:span text:style-name="T1">113 <text:s text:c="17"/></text:span><text:span text:style-name="style5"><text:span text:style-name="T1">int </text:span></text:span><text:span text:style-name="style11"><text:span text:style-name="T1">stroke_b</text:span></text:span><text:span text:style-name="style10"><text:span text:style-name="T1">, </text:span></text:span><text:span text:style-name="style5"><text:span text:style-name="T1">float </text:span></text:span><text:span text:style-name="style11"><text:span text:style-name="T1">stroke_opacity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stroke_width</text:span></text:span><text:span text:style-name="style10"><text:span text:style-name="T1">)</text:span></text:span></text:h>
      <text:h text:style-name="Default" text:outline-level="1"><text:span text:style-name="T1">114 <text:s/></text:span><text:span text:style-name="style10"><text:span text:style-name="T1">{</text:span></text:span></text:h>
      <text:h text:style-name="Default" text:outline-level="1"><text:span text:style-name="T1">115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\n <text:s text:c="3"/>&lt;circle cx = '%f' cy = '%f' r = '%f'"</text:span></text:span><text:span text:style-name="style10"><text:span text:style-name="T1">, </text:span></text:span><text:span text:style-name="style11"><text:span text:style-name="T1">cx</text:span></text:span><text:span text:style-name="style10"><text:span text:style-name="T1">, </text:span></text:span><text:span text:style-name="style11"><text:span text:style-name="T1">cy</text:span></text:span><text:span text:style-name="style10"><text:span text:style-name="T1">, </text:span></text:span><text:span text:style-name="style11"><text:span text:style-name="T1">r</text:span></text:span><text:span text:style-name="style10"><text:span text:style-name="T1">);</text:span></text:span></text:h>
      <text:h text:style-name="Default" text:outline-level="1"><text:span text:style-name="T1">116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 fill = 'rgb(%d, %d, %d)' fill-opacity = '%f'"</text:span></text:span><text:span text:style-name="style10"><text:span text:style-name="T1">, </text:span></text:span></text:h>
      <text:h text:style-name="Default" text:outline-level="1"><text:span text:style-name="T1">117 <text:s text:c="13"/></text:span><text:span text:style-name="style11"><text:span text:style-name="T1">fill_r</text:span></text:span><text:span text:style-name="style10"><text:span text:style-name="T1">, </text:span></text:span><text:span text:style-name="style11"><text:span text:style-name="T1">fill_g</text:span></text:span><text:span text:style-name="style10"><text:span text:style-name="T1">, </text:span></text:span><text:span text:style-name="style11"><text:span text:style-name="T1">fill_b</text:span></text:span><text:span text:style-name="style10"><text:span text:style-name="T1">, </text:span></text:span><text:span text:style-name="style11"><text:span text:style-name="T1">fill_opacity</text:span></text:span><text:span text:style-name="style10"><text:span text:style-name="T1">);</text:span></text:span></text:h>
      <text:h text:style-name="Default" text:outline-level="1"><text:span text:style-name="T1">118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 stroke = 'rgb(%d, %d, %d)' stroke-opacity = '%f'"</text:span></text:span><text:span text:style-name="style10"><text:span text:style-name="T1">, </text:span></text:span></text:h>
      <text:h text:style-name="Default" text:outline-level="1"><text:span text:style-name="T1">119 <text:s text:c="13"/></text:span><text:span text:style-name="style11"><text:span text:style-name="T1">stroke_r</text:span></text:span><text:span text:style-name="style10"><text:span text:style-name="T1">, </text:span></text:span><text:span text:style-name="style11"><text:span text:style-name="T1">stroke_g</text:span></text:span><text:span text:style-name="style10"><text:span text:style-name="T1">, </text:span></text:span><text:span text:style-name="style11"><text:span text:style-name="T1">stroke_b</text:span></text:span><text:span text:style-name="style10"><text:span text:style-name="T1">, </text:span></text:span><text:span text:style-name="style11"><text:span text:style-name="T1">stroke_opacity</text:span></text:span><text:span text:style-name="style10"><text:span text:style-name="T1">);</text:span></text:span></text:h>
      <text:h text:style-name="Default" text:outline-level="1"><text:span text:style-name="T1">120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 stroke-width = '%d' /&gt;"</text:span></text:span><text:span text:style-name="style10"><text:span text:style-name="T1">, </text:span></text:span><text:span text:style-name="style11"><text:span text:style-name="T1">stroke_width</text:span></text:span><text:span text:style-name="style10"><text:span text:style-name="T1">);</text:span></text:span></text:h>
      <text:h text:style-name="Default" text:outline-level="1"><text:span text:style-name="T1">121 <text:s/></text:span><text:span text:style-name="style10"><text:span text:style-name="T1">}</text:span></text:span></text:h>
      <text:h text:style-name="P3" text:outline-level="1">122 <text:s/></text:h>
      <text:h text:style-name="Default" text:outline-level="1"><text:span text:style-name="T1">123 <text:s/></text:span><text:span text:style-name="style5"><text:span text:style-name="T1">void </text:span></text:span><text:span text:style-name="style11"><text:span text:style-name="T1">romain_aaron_drawImage</text:span></text:span><text:span text:style-name="style10"><text:span text:style-name="T1">(</text:span></text:span><text:span text:style-name="style5"><text:span text:style-name="T1">struct </text:span></text:span><text:span text:style-name="style11"><text:span text:style-name="T1">Lines myLines</text:span></text:span><text:span text:style-name="style10"><text:span text:style-name="T1">, </text:span></text:span><text:span text:style-name="style5"><text:span text:style-name="T1">struct </text:span></text:span><text:span text:style-name="style11"><text:span text:style-name="T1">Circles myCircle</text:span></text:span><text:span text:style-name="style10"><text:span text:style-name="T1">,</text:span></text:span></text:h>
      <text:h text:style-name="Default" text:outline-level="1"><text:span text:style-name="T1">124 <text:s text:c="29"/></text:span><text:span text:style-name="style5"><text:span text:style-name="T1">struct </text:span></text:span><text:span text:style-name="style11"><text:span text:style-name="T1">Stroke myStroke</text:span></text:span><text:span text:style-name="style10"><text:span text:style-name="T1">, </text:span></text:span><text:span text:style-name="style5"><text:span text:style-name="T1">struct </text:span></text:span><text:span text:style-name="style11"><text:span text:style-name="T1">Fill myFill</text:span></text:span><text:span text:style-name="style10"><text:span text:style-name="T1">,</text:span></text:span></text:h>
      <text:h text:style-name="Default" text:outline-level="1"><text:span text:style-name="T1">125 <text:s text:c="29"/></text:span><text:span text:style-name="style5"><text:span text:style-name="T1">int </text:span></text:span><text:span text:style-name="style11"><text:span text:style-name="T1">steps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rings</text:span></text:span><text:span text:style-name="style10"><text:span text:style-name="T1">)</text:span></text:span></text:h>
      <text:h text:style-name="Default" text:outline-level="1"><text:span text:style-name="T1">126 <text:s/></text:span><text:span text:style-name="style10"><text:span text:style-name="T1">{</text:span></text:span></text:h>
      <text:h text:style-name="Default" text:outline-level="1"><text:span text:style-name="T1">127 <text:s text:c="5"/></text:span><text:span text:style-name="style5"><text:span text:style-name="T1">int </text:span></text:span><text:span text:style-name="style11"><text:span text:style-name="T1">i</text:span></text:span><text:span text:style-name="style10"><text:span text:style-name="T1">;</text:span></text:span></text:h>
      <text:h text:style-name="Default" text:outline-level="1"><text:span text:style-name="T1">128 <text:s text:c="5"/></text:span><text:span text:style-name="style5"><text:span text:style-name="T1">for </text:span></text:span><text:span text:style-name="style10"><text:span text:style-name="T1">(</text:span></text:span><text:span text:style-name="style11"><text:span text:style-name="T1">i</text:span></text:span><text:span text:style-name="style10"><text:span text:style-name="T1">=</text:span></text:span><text:span text:style-name="style4"><text:span text:style-name="T1">0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&lt;</text:span></text:span><text:span text:style-name="style11"><text:span text:style-name="T1">steps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++)</text:span></text:span></text:h>
      <text:h text:style-name="Default" text:outline-level="1"><text:span text:style-name="T1">129 <text:s text:c="5"/></text:span><text:span text:style-name="style10"><text:span text:style-name="T1">{</text:span></text:span></text:h>
      <text:h text:style-name="Default" text:outline-level="1"><text:span text:style-name="T1">130 <text:s text:c="9"/></text:span><text:span text:style-name="style11"><text:span text:style-name="T1">drawLine</text:span></text:span><text:span text:style-name="style10"><text:span text:style-name="T1">(</text:span></text:span><text:span text:style-name="style11"><text:span text:style-name="T1">myLines</text:span></text:span><text:span text:style-name="style10"><text:span text:style-name="T1">.</text:span></text:span><text:span text:style-name="style11"><text:span text:style-name="T1">x1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, </text:span></text:span><text:span text:style-name="style11"><text:span text:style-name="T1">myLines</text:span></text:span><text:span text:style-name="style10"><text:span text:style-name="T1">.</text:span></text:span><text:span text:style-name="style11"><text:span text:style-name="T1">y1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, </text:span></text:span><text:span text:style-name="style11"><text:span text:style-name="T1">myLines</text:span></text:span><text:span text:style-name="style10"><text:span text:style-name="T1">.</text:span></text:span><text:span text:style-name="style11"><text:span text:style-name="T1">x2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, </text:span></text:span></text:h>
      <text:h text:style-name="Default" text:outline-level="1"><text:span text:style-name="T1">131 <text:s text:c="17"/></text:span><text:span text:style-name="style11"><text:span text:style-name="T1">myLines</text:span></text:span><text:span text:style-name="style10"><text:span text:style-name="T1">.</text:span></text:span><text:span text:style-name="style11"><text:span text:style-name="T1">y2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r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g</text:span></text:span><text:span text:style-name="style10"><text:span text:style-name="T1">, </text:span></text:span></text:h>
      <text:h text:style-name="Default" text:outline-level="1"><text:span text:style-name="T1">132 <text:s text:c="17"/></text:span><text:span text:style-name="style11"><text:span text:style-name="T1">myStroke</text:span></text:span><text:span text:style-name="style10"><text:span text:style-name="T1">.</text:span></text:span><text:span text:style-name="style11"><text:span text:style-name="T1">b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opacity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width</text:span></text:span><text:span text:style-name="style10"><text:span text:style-name="T1">);</text:span></text:span></text:h>
      <text:h text:style-name="Default" text:outline-level="1"><text:span text:style-name="T1">133 <text:s text:c="5"/></text:span><text:span text:style-name="style10"><text:span text:style-name="T1">}</text:span></text:span></text:h>
      <text:h text:style-name="Default" text:outline-level="1"><text:span text:style-name="T1">134 <text:s text:c="5"/></text:span><text:span text:style-name="style5"><text:span text:style-name="T1">for </text:span></text:span><text:span text:style-name="style10"><text:span text:style-name="T1">(</text:span></text:span><text:span text:style-name="style11"><text:span text:style-name="T1">i</text:span></text:span><text:span text:style-name="style10"><text:span text:style-name="T1">=</text:span></text:span><text:span text:style-name="style4"><text:span text:style-name="T1">0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&lt;</text:span></text:span><text:span text:style-name="style11"><text:span text:style-name="T1">rings</text:span></text:span><text:span text:style-name="style10"><text:span text:style-name="T1">;</text:span></text:span><text:span text:style-name="style11"><text:span text:style-name="T1">i</text:span></text:span><text:span text:style-name="style10"><text:span text:style-name="T1">++)</text:span></text:span></text:h>
      <text:h text:style-name="Default" text:outline-level="1"><text:span text:style-name="T1">135 <text:s text:c="5"/></text:span><text:span text:style-name="style10"><text:span text:style-name="T1">{</text:span></text:span></text:h>
      <text:h text:style-name="Default" text:outline-level="1"><text:span text:style-name="T1">136 <text:s text:c="9"/></text:span><text:span text:style-name="style11"><text:span text:style-name="T1">drawCircle</text:span></text:span><text:span text:style-name="style10"><text:span text:style-name="T1">(</text:span></text:span><text:span text:style-name="style11"><text:span text:style-name="T1">myCircle</text:span></text:span><text:span text:style-name="style10"><text:span text:style-name="T1">.</text:span></text:span><text:span text:style-name="style11"><text:span text:style-name="T1">x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, </text:span></text:span><text:span text:style-name="style11"><text:span text:style-name="T1">myCircle</text:span></text:span><text:span text:style-name="style10"><text:span text:style-name="T1">.</text:span></text:span><text:span text:style-name="style11"><text:span text:style-name="T1">y</text:span></text:span><text:span text:style-name="style10"><text:span text:style-name="T1">[</text:span></text:span><text:span text:style-name="style4"><text:span text:style-name="T1">0</text:span></text:span><text:span text:style-name="style10"><text:span text:style-name="T1">], </text:span></text:span><text:span text:style-name="style11"><text:span text:style-name="T1">myCircle</text:span></text:span><text:span text:style-name="style10"><text:span text:style-name="T1">.</text:span></text:span><text:span text:style-name="style11"><text:span text:style-name="T1">r</text:span></text:span><text:span text:style-name="style10"><text:span text:style-name="T1">[</text:span></text:span><text:span text:style-name="style11"><text:span text:style-name="T1">i</text:span></text:span><text:span text:style-name="style10"><text:span text:style-name="T1">],</text:span></text:span></text:h>
      <text:h text:style-name="Default" text:outline-level="1"><text:span text:style-name="T1">137 <text:s text:c="17"/></text:span><text:span text:style-name="style11"><text:span text:style-name="T1">myFill</text:span></text:span><text:span text:style-name="style10"><text:span text:style-name="T1">.</text:span></text:span><text:span text:style-name="style11"><text:span text:style-name="T1">r</text:span></text:span><text:span text:style-name="style10"><text:span text:style-name="T1">, </text:span></text:span><text:span text:style-name="style11"><text:span text:style-name="T1">myFill</text:span></text:span><text:span text:style-name="style10"><text:span text:style-name="T1">.</text:span></text:span><text:span text:style-name="style11"><text:span text:style-name="T1">g</text:span></text:span><text:span text:style-name="style10"><text:span text:style-name="T1">, </text:span></text:span><text:span text:style-name="style11"><text:span text:style-name="T1">myFill</text:span></text:span><text:span text:style-name="style10"><text:span text:style-name="T1">.</text:span></text:span><text:span text:style-name="style11"><text:span text:style-name="T1">b</text:span></text:span><text:span text:style-name="style10"><text:span text:style-name="T1">, </text:span></text:span><text:span text:style-name="style11"><text:span text:style-name="T1">myFill</text:span></text:span><text:span text:style-name="style10"><text:span text:style-name="T1">.</text:span></text:span><text:span text:style-name="style11"><text:span text:style-name="T1">opacity</text:span></text:span><text:span text:style-name="style10"><text:span text:style-name="T1">,</text:span></text:span></text:h>
      <text:h text:style-name="Default" text:outline-level="1"><text:span text:style-name="T1">138 <text:s text:c="17"/></text:span><text:span text:style-name="style11"><text:span text:style-name="T1">myStroke</text:span></text:span><text:span text:style-name="style10"><text:span text:style-name="T1">.</text:span></text:span><text:span text:style-name="style11"><text:span text:style-name="T1">r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g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b</text:span></text:span><text:span text:style-name="style10"><text:span text:style-name="T1">, </text:span></text:span><text:span text:style-name="style11"><text:span text:style-name="T1">myStroke</text:span></text:span><text:span text:style-name="style10"><text:span text:style-name="T1">.</text:span></text:span><text:span text:style-name="style11"><text:span text:style-name="T1">opacity</text:span></text:span><text:span text:style-name="style10"><text:span text:style-name="T1">,</text:span></text:span></text:h>
      <text:h text:style-name="Default" text:outline-level="1"><text:span text:style-name="T1">139 <text:s text:c="17"/></text:span><text:span text:style-name="style11"><text:span text:style-name="T1">myStroke</text:span></text:span><text:span text:style-name="style10"><text:span text:style-name="T1">.</text:span></text:span><text:span text:style-name="style11"><text:span text:style-name="T1">width</text:span></text:span><text:span text:style-name="style10"><text:span text:style-name="T1">);</text:span></text:span></text:h>
      <text:h text:style-name="Default" text:outline-level="1"><text:span text:style-name="T1">140 <text:s text:c="5"/></text:span><text:span text:style-name="style10"><text:span text:style-name="T1">}</text:span></text:span></text:h>
      <text:h text:style-name="Default" text:outline-level="1"><text:span text:style-name="T1">141 <text:s/></text:span><text:span text:style-name="style10"><text:span text:style-name="T1">}</text:span></text:span></text:h>
      <text:h text:style-name="Default" text:outline-level="1"><text:span text:style-name="T1">143 <text:s/></text:span><text:span text:style-name="style5"><text:span text:style-name="T1">void </text:span></text:span><text:span text:style-name="style11"><text:span text:style-name="T1">writeSVGHeader</text:span></text:span><text:span text:style-name="style10"><text:span text:style-name="T1">(</text:span></text:span><text:span text:style-name="style5"><text:span text:style-name="T1">char </text:span></text:span><text:span text:style-name="style11"><text:span text:style-name="T1">fileName</text:span></text:span><text:span text:style-name="style10"><text:span text:style-name="T1">[], </text:span></text:span><text:span text:style-name="style5"><text:span text:style-name="T1">int </text:span></text:span><text:span text:style-name="style11"><text:span text:style-name="T1">width</text:span></text:span><text:span text:style-name="style10"><text:span text:style-name="T1">, </text:span></text:span><text:span text:style-name="style5"><text:span text:style-name="T1">int </text:span></text:span><text:span text:style-name="style11"><text:span text:style-name="T1">height</text:span></text:span><text:span text:style-name="style10"><text:span text:style-name="T1">)</text:span></text:span></text:h>
      <text:h text:style-name="Default" text:outline-level="1"><text:span text:style-name="T1">144 <text:s/></text:span><text:span text:style-name="style10"><text:span text:style-name="T1">{</text:span></text:span></text:h>
      <text:h text:style-name="Default" text:outline-level="1"><text:span text:style-name="T1">145 <text:s text:c="5"/></text:span><text:span text:style-name="style11"><text:span text:style-name="T1">fp </text:span></text:span><text:span text:style-name="style10"><text:span text:style-name="T1">= </text:span></text:span><text:span text:style-name="style11"><text:span text:style-name="T1">fopen</text:span></text:span><text:span text:style-name="style10"><text:span text:style-name="T1">(</text:span></text:span><text:span text:style-name="style11"><text:span text:style-name="T1">fileName</text:span></text:span><text:span text:style-name="style10"><text:span text:style-name="T1">,</text:span></text:span><text:span text:style-name="style6"><text:span text:style-name="T1">"w"</text:span></text:span><text:span text:style-name="style10"><text:span text:style-name="T1">);</text:span></text:span></text:h>
      <text:h text:style-name="Default" text:outline-level="1"><text:span text:style-name="T1">146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&lt;?xml version='1.0' standalone='no'?&gt;"</text:span></text:span><text:span text:style-name="style10"><text:span text:style-name="T1">);</text:span></text:span></text:h>
      <text:h text:style-name="Default" text:outline-level="1"><text:span text:style-name="T1">147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\n&lt;svg xmlns='http://www.w3.org/2000/svg' "</text:span></text:span><text:span text:style-name="style10"><text:span text:style-name="T1">);</text:span></text:span></text:h>
      <text:h text:style-name="Default" text:outline-level="1"><text:span text:style-name="T1">148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xmlns:xlink='http://www.w3.org/1999/xlink' "</text:span></text:span><text:span text:style-name="style10"><text:span text:style-name="T1">);</text:span></text:span></text:h>
      <text:h text:style-name="Default" text:outline-level="1"><text:span text:style-name="T1">149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version='1.1' width = '%d' height = '%d'&gt;"</text:span></text:span><text:span text:style-name="style10"><text:span text:style-name="T1">, </text:span></text:span><text:span text:style-name="style11"><text:span text:style-name="T1">width</text:span></text:span><text:span text:style-name="style10"><text:span text:style-name="T1">, </text:span></text:span><text:span text:style-name="style11"><text:span text:style-name="T1">height</text:span></text:span><text:span text:style-name="style10"><text:span text:style-name="T1">);</text:span></text:span></text:h>
      <text:h text:style-name="Default" text:outline-level="1"><text:span text:style-name="T1">150 <text:s/></text:span><text:span text:style-name="style10"><text:span text:style-name="T1">}</text:span></text:span></text:h>
      <text:h text:style-name="P3" text:outline-level="1"><text:soft-page-break/>151 <text:s/></text:h>
      <text:h text:style-name="Default" text:outline-level="1"><text:span text:style-name="T1">152 <text:s/></text:span><text:span text:style-name="style5"><text:span text:style-name="T1">void </text:span></text:span><text:span text:style-name="style11"><text:span text:style-name="T1">writeSVGFooter</text:span></text:span><text:span text:style-name="style10"><text:span text:style-name="T1">()</text:span></text:span></text:h>
      <text:h text:style-name="Default" text:outline-level="1"><text:span text:style-name="T1">153 <text:s/></text:span><text:span text:style-name="style10"><text:span text:style-name="T1">{</text:span></text:span></text:h>
      <text:h text:style-name="Default" text:outline-level="1"><text:span text:style-name="T1">154 <text:s text:c="5"/></text:span><text:span text:style-name="style11"><text:span text:style-name="T1">fprintf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,</text:span></text:span><text:span text:style-name="style6"><text:span text:style-name="T1">"\n&lt;/svg&gt;"</text:span></text:span><text:span text:style-name="style10"><text:span text:style-name="T1">);</text:span></text:span></text:h>
      <text:h text:style-name="Default" text:outline-level="1"><text:span text:style-name="T1">155 <text:s text:c="5"/></text:span><text:span text:style-name="style11"><text:span text:style-name="T1">fclose</text:span></text:span><text:span text:style-name="style10"><text:span text:style-name="T1">(</text:span></text:span><text:span text:style-name="style11"><text:span text:style-name="T1">fp</text:span></text:span><text:span text:style-name="style10"><text:span text:style-name="T1">);</text:span></text:span></text:h>
      <text:h text:style-name="Default" text:outline-level="1"><text:span text:style-name="T1">156 <text:s/></text:span><text:span text:style-name="style10"><text:span text:style-name="T1">}</text:span></text:span></text:h>
      <text:h text:style-name="P3" text:outline-level="1">157 <text:s/></text:h>
      <text:h text:style-name="P3" text:outline-level="1"/>
      <text:h text:style-name="P3" text:outline-level="1"/>
      <text:h text:style-name="Default" text:outline-level="1"><text:span text:style-name="T1">158 <text:s/></text:span><text:span text:style-name="style5"><text:span text:style-name="T1">int </text:span></text:span><text:span text:style-name="style11"><text:span text:style-name="T1">main</text:span></text:span><text:span text:style-name="style10"><text:span text:style-name="T1">()</text:span></text:span></text:h>
      <text:h text:style-name="Default" text:outline-level="1"><text:span text:style-name="T1">159 <text:s/></text:span><text:span text:style-name="style10"><text:span text:style-name="T1">{</text:span></text:span></text:h>
      <text:h text:style-name="Default" text:outline-level="1"><text:span text:style-name="T1">160 <text:s text:c="5"/></text:span><text:span text:style-name="style5"><text:span text:style-name="T1">int </text:span></text:span><text:span text:style-name="style11"><text:span text:style-name="T1">i</text:span></text:span><text:span text:style-name="style10"><text:span text:style-name="T1">, </text:span></text:span><text:span text:style-name="style11"><text:span text:style-name="T1">j</text:span></text:span><text:span text:style-name="style10"><text:span text:style-name="T1">, </text:span></text:span><text:span text:style-name="style11"><text:span text:style-name="T1">k</text:span></text:span><text:span text:style-name="style10"><text:span text:style-name="T1">;</text:span></text:span></text:h>
      <text:h text:style-name="Default" text:outline-level="1"><text:span text:style-name="T1">161 <text:s text:c="5"/></text:span><text:span text:style-name="style11"><text:span text:style-name="T1">srand</text:span></text:span><text:span text:style-name="style10"><text:span text:style-name="T1">(</text:span></text:span><text:span text:style-name="style11"><text:span text:style-name="T1">time</text:span></text:span><text:span text:style-name="style10"><text:span text:style-name="T1">(</text:span></text:span><text:span text:style-name="style11"><text:span text:style-name="T1">NULL</text:span></text:span><text:span text:style-name="style10"><text:span text:style-name="T1">));</text:span></text:span></text:h>
      <text:h text:style-name="Default" text:outline-level="1"><text:span text:style-name="T1">162 <text:s text:c="5"/></text:span><text:span text:style-name="style11"><text:span text:style-name="T1">writeSVGHeader</text:span></text:span><text:span text:style-name="style10"><text:span text:style-name="T1">(</text:span></text:span><text:span text:style-name="style11"><text:span text:style-name="T1">fileName</text:span></text:span><text:span text:style-name="style10"><text:span text:style-name="T1">, </text:span></text:span><text:span text:style-name="style11"><text:span text:style-name="T1">imWidth</text:span></text:span><text:span text:style-name="style10"><text:span text:style-name="T1">, </text:span></text:span><text:span text:style-name="style11"><text:span text:style-name="T1">imHeight</text:span></text:span><text:span text:style-name="style10"><text:span text:style-name="T1">);</text:span></text:span></text:h>
      <text:h text:style-name="Default" text:outline-level="1"><text:span text:style-name="T1">163 <text:s text:c="5"/></text:span><text:span text:style-name="style5"><text:span text:style-name="T1">struct </text:span></text:span><text:span text:style-name="style11"><text:span text:style-name="T1">Lines myLines</text:span></text:span><text:span text:style-name="style10"><text:span text:style-name="T1">;</text:span></text:span></text:h>
      <text:h text:style-name="Default" text:outline-level="1"><text:span text:style-name="T1">164 <text:s text:c="5"/></text:span><text:span text:style-name="style5"><text:span text:style-name="T1">struct </text:span></text:span><text:span text:style-name="style11"><text:span text:style-name="T1">Circles myCircle</text:span></text:span><text:span text:style-name="style10"><text:span text:style-name="T1">;</text:span></text:span></text:h>
      <text:h text:style-name="Default" text:outline-level="1"><text:span text:style-name="T1">165 <text:s text:c="5"/></text:span><text:span text:style-name="style5"><text:span text:style-name="T1">struct </text:span></text:span><text:span text:style-name="style11"><text:span text:style-name="T1">Fill myFill</text:span></text:span><text:span text:style-name="style10"><text:span text:style-name="T1">;</text:span></text:span></text:h>
      <text:h text:style-name="Default" text:outline-level="1"><text:span text:style-name="T1">166 <text:s text:c="5"/></text:span><text:span text:style-name="style5"><text:span text:style-name="T1">struct </text:span></text:span><text:span text:style-name="style11"><text:span text:style-name="T1">Stroke myStroke</text:span></text:span><text:span text:style-name="style10"><text:span text:style-name="T1">;</text:span></text:span></text:h>
      <text:h text:style-name="Default" text:outline-level="1"><text:span text:style-name="T1">167 <text:s text:c="5"/></text:span><text:span text:style-name="style5"><text:span text:style-name="T1">for </text:span></text:span><text:span text:style-name="style10"><text:span text:style-name="T1">(</text:span></text:span><text:span text:style-name="style11"><text:span text:style-name="T1">j</text:span></text:span><text:span text:style-name="style10"><text:span text:style-name="T1">=</text:span></text:span><text:span text:style-name="style4"><text:span text:style-name="T1">0</text:span></text:span><text:span text:style-name="style10"><text:span text:style-name="T1">;</text:span></text:span><text:span text:style-name="style11"><text:span text:style-name="T1">j</text:span></text:span><text:span text:style-name="style10"><text:span text:style-name="T1">&lt;</text:span></text:span><text:span text:style-name="style11"><text:span text:style-name="T1">n</text:span></text:span><text:span text:style-name="style10"><text:span text:style-name="T1">;</text:span></text:span><text:span text:style-name="style11"><text:span text:style-name="T1">j</text:span></text:span><text:span text:style-name="style10"><text:span text:style-name="T1">++)</text:span></text:span></text:h>
      <text:h text:style-name="Default" text:outline-level="1"><text:span text:style-name="T1">168 <text:s text:c="5"/></text:span><text:span text:style-name="style10"><text:span text:style-name="T1">{</text:span></text:span></text:h>
      <text:h text:style-name="Default" text:outline-level="1"><text:span text:style-name="T1">169 <text:s text:c="9"/></text:span><text:span text:style-name="style11"><text:span text:style-name="T1">setStroke</text:span></text:span><text:span text:style-name="style10"><text:span text:style-name="T1">(&amp;</text:span></text:span><text:span text:style-name="style11"><text:span text:style-name="T1">myStroke</text:span></text:span><text:span text:style-name="style10"><text:span text:style-name="T1">);</text:span></text:span></text:h>
      <text:h text:style-name="Default" text:outline-level="1"><text:span text:style-name="T1">170 <text:s text:c="9"/></text:span><text:span text:style-name="style11"><text:span text:style-name="T1">setFill</text:span></text:span><text:span text:style-name="style10"><text:span text:style-name="T1">(&amp;</text:span></text:span><text:span text:style-name="style11"><text:span text:style-name="T1">myFill</text:span></text:span><text:span text:style-name="style10"><text:span text:style-name="T1">);</text:span></text:span></text:h>
      <text:h text:style-name="Default" text:outline-level="1"><text:span text:style-name="T1">171 <text:s text:c="9"/></text:span><text:span text:style-name="style5"><text:span text:style-name="T1">float </text:span></text:span><text:span text:style-name="style11"><text:span text:style-name="T1">cx_in </text:span></text:span><text:span text:style-name="style10"><text:span text:style-name="T1">= </text:span></text:span><text:span text:style-name="style11"><text:span text:style-name="T1">xc</text:span></text:span><text:span text:style-name="style10"><text:span text:style-name="T1">;</text:span></text:span></text:h>
      <text:h text:style-name="Default" text:outline-level="1"><text:span text:style-name="T1">172 <text:s text:c="9"/></text:span><text:span text:style-name="style5"><text:span text:style-name="T1">float </text:span></text:span><text:span text:style-name="style11"><text:span text:style-name="T1">cy_in </text:span></text:span><text:span text:style-name="style10"><text:span text:style-name="T1">= </text:span></text:span><text:span text:style-name="style11"><text:span text:style-name="T1">yc</text:span></text:span><text:span text:style-name="style10"><text:span text:style-name="T1">;</text:span></text:span></text:h>
      <text:h text:style-name="Default" text:outline-level="1"><text:span text:style-name="T1">173 <text:s text:c="9"/></text:span><text:span text:style-name="style5"><text:span text:style-name="T1">float </text:span></text:span><text:span text:style-name="style11"><text:span text:style-name="T1">r_in </text:span></text:span><text:span text:style-name="style10"><text:span text:style-name="T1">= </text:span></text:span><text:span text:style-name="style11"><text:span text:style-name="T1">radius</text:span></text:span><text:span text:style-name="style10"><text:span text:style-name="T1">;</text:span></text:span></text:h>
      <text:h text:style-name="Default" text:outline-level="1"><text:span text:style-name="T1">174 <text:s text:c="9"/></text:span><text:span text:style-name="style5"><text:span text:style-name="T1">int </text:span></text:span><text:span text:style-name="style11"><text:span text:style-name="T1">steps </text:span></text:span><text:span text:style-name="style10"><text:span text:style-name="T1">= </text:span></text:span><text:span text:style-name="style11"><text:span text:style-name="T1">step</text:span></text:span><text:span text:style-name="style10"><text:span text:style-name="T1">;</text:span></text:span></text:h>
      <text:h text:style-name="Default" text:outline-level="1"><text:span text:style-name="T1">175 <text:s text:c="9"/></text:span><text:span text:style-name="style5"><text:span text:style-name="T1">int </text:span></text:span><text:span text:style-name="style11"><text:span text:style-name="T1">rings </text:span></text:span><text:span text:style-name="style10"><text:span text:style-name="T1">= </text:span></text:span><text:span text:style-name="style11"><text:span text:style-name="T1">ring</text:span></text:span><text:span text:style-name="style10"><text:span text:style-name="T1">;</text:span></text:span></text:h>
      <text:h text:style-name="Default" text:outline-level="1"><text:span text:style-name="T1">176 <text:s text:c="9"/></text:span><text:span text:style-name="style11"><text:span text:style-name="T1">romain_aaron_getData</text:span></text:span><text:span text:style-name="style10"><text:span text:style-name="T1">(&amp;</text:span></text:span><text:span text:style-name="style11"><text:span text:style-name="T1">myLines</text:span></text:span><text:span text:style-name="style10"><text:span text:style-name="T1">, &amp;</text:span></text:span><text:span text:style-name="style11"><text:span text:style-name="T1">myCircle</text:span></text:span><text:span text:style-name="style10"><text:span text:style-name="T1">,</text:span></text:span></text:h>
      <text:h text:style-name="Default" text:outline-level="1"><text:span text:style-name="T1">177 <text:s text:c="30"/></text:span><text:span text:style-name="style11"><text:span text:style-name="T1">cx_in</text:span></text:span><text:span text:style-name="style10"><text:span text:style-name="T1">, </text:span></text:span><text:span text:style-name="style11"><text:span text:style-name="T1">cy_in</text:span></text:span><text:span text:style-name="style10"><text:span text:style-name="T1">, </text:span></text:span><text:span text:style-name="style11"><text:span text:style-name="T1">r_in</text:span></text:span><text:span text:style-name="style10"><text:span text:style-name="T1">, </text:span></text:span><text:span text:style-name="style11"><text:span text:style-name="T1">steps</text:span></text:span><text:span text:style-name="style10"><text:span text:style-name="T1">, </text:span></text:span><text:span text:style-name="style11"><text:span text:style-name="T1">rings</text:span></text:span><text:span text:style-name="style10"><text:span text:style-name="T1">);</text:span></text:span></text:h>
      <text:h text:style-name="Default" text:outline-level="1"><text:span text:style-name="T1">178 <text:s text:c="9"/></text:span><text:span text:style-name="style11"><text:span text:style-name="T1">romain_aaron_drawImage</text:span></text:span><text:span text:style-name="style10"><text:span text:style-name="T1">(</text:span></text:span><text:span text:style-name="style11"><text:span text:style-name="T1">myLines</text:span></text:span><text:span text:style-name="style10"><text:span text:style-name="T1">, </text:span></text:span><text:span text:style-name="style11"><text:span text:style-name="T1">myCircle</text:span></text:span><text:span text:style-name="style10"><text:span text:style-name="T1">,</text:span></text:span></text:h>
      <text:h text:style-name="Default" text:outline-level="1"><text:span text:style-name="T1">179 <text:s text:c="32"/></text:span><text:span text:style-name="style11"><text:span text:style-name="T1">myStroke</text:span></text:span><text:span text:style-name="style10"><text:span text:style-name="T1">, </text:span></text:span><text:span text:style-name="style11"><text:span text:style-name="T1">myFill</text:span></text:span><text:span text:style-name="style10"><text:span text:style-name="T1">, </text:span></text:span><text:span text:style-name="style11"><text:span text:style-name="T1">steps</text:span></text:span><text:span text:style-name="style10"><text:span text:style-name="T1">, </text:span></text:span><text:span text:style-name="style11"><text:span text:style-name="T1">rings</text:span></text:span><text:span text:style-name="style10"><text:span text:style-name="T1">);</text:span></text:span></text:h>
      <text:h text:style-name="Default" text:outline-level="1"><text:span text:style-name="T1">180 <text:s text:c="5"/></text:span><text:span text:style-name="style10"><text:span text:style-name="T1">}</text:span></text:span></text:h>
      <text:h text:style-name="Default" text:outline-level="1"><text:span text:style-name="T1">181 <text:s text:c="5"/></text:span><text:span text:style-name="style11"><text:span text:style-name="T1">writeSVGFooter</text:span></text:span><text:span text:style-name="style10"><text:span text:style-name="T1">();</text:span></text:span></text:h>
      <text:h text:style-name="Default" text:outline-level="1"><text:span text:style-name="T1">182 <text:s text:c="5"/></text:span><text:span text:style-name="style5"><text:span text:style-name="T1">return </text:span></text:span><text:span text:style-name="style4"><text:span text:style-name="T1">0</text:span></text:span><text:span text:style-name="style10"><text:span text:style-name="T1">;</text:span></text:span></text:h>
      <text:h text:style-name="Default" text:outline-level="1"><text:span text:style-name="T1">183 <text:s/></text:span><text:span text:style-name="style10"><text:span text:style-name="T1">}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Courier New" fo:font-size="8pt"/>
    </style:style>
    <style:style style:name="style0" style:family="text">
      <style:text-properties fo:color="#000000" style:font-name="Courier New" fo:background-color="#ffffff"/>
    </style:style>
    <style:style style:name="style11" style:family="text">
      <style:text-properties fo:color="#000000" style:font-name="Courier New" fo:background-color="#ffffff"/>
    </style:style>
    <style:style style:name="style64" style:family="text">
      <style:text-properties fo:color="#c8c8c8" style:font-name="Courier New"/>
    </style:style>
    <style:style style:name="style72" style:family="text">
      <style:text-properties fo:color="#c8c8c8" style:font-name="Courier New"/>
    </style:style>
    <style:style style:name="style75" style:family="text">
      <style:text-properties fo:color="#c8c8c8" style:font-name="Courier New"/>
    </style:style>
    <style:style style:name="style1" style:family="text">
      <style:text-properties fo:color="#a0a0a0" style:font-name="Courier New"/>
    </style:style>
    <style:style style:name="style23" style:family="text">
      <style:text-properties fo:color="#a0a0a0" style:font-name="Courier New"/>
    </style:style>
    <style:style style:name="style65" style:family="text">
      <style:text-properties fo:color="#a0a0a0" style:font-name="Courier New"/>
    </style:style>
    <style:style style:name="style87" style:family="text">
      <style:text-properties fo:color="#a0a0a0" style:font-name="Courier New"/>
    </style:style>
    <style:style style:name="style2" style:family="text">
      <style:text-properties fo:color="#bebee6" style:font-name="Courier New"/>
    </style:style>
    <style:style style:name="style66" style:family="text">
      <style:text-properties fo:color="#bebee6" style:font-name="Courier New"/>
    </style:style>
    <style:style style:name="style3" style:family="text">
      <style:text-properties fo:color="#8080ff" style:font-name="Courier New" fo:font-weight="bold"/>
    </style:style>
    <style:style style:name="style67" style:family="text">
      <style:text-properties fo:color="#8080ff" style:font-name="Courier New" fo:font-weight="bold"/>
    </style:style>
    <style:style style:name="style15" style:family="text">
      <style:text-properties fo:color="#8080ff" style:font-name="Courier New" fo:font-weight="bold"/>
    </style:style>
    <style:style style:name="style79" style:family="text">
      <style:text-properties fo:color="#8080ff" style:font-name="Courier New" fo:font-weight="bold"/>
    </style:style>
    <style:style style:name="style17" style:family="text">
      <style:text-properties fo:color="#008080" style:font-name="Courier New"/>
    </style:style>
    <style:style style:name="style81" style:family="text">
      <style:text-properties fo:color="#008080" style:font-name="Courier New"/>
    </style:style>
    <style:style style:name="style18" style:family="text">
      <style:text-properties fo:color="#800000" style:font-name="Courier New"/>
    </style:style>
    <style:style style:name="style82" style:family="text">
      <style:text-properties fo:color="#800000" style:font-name="Courier New"/>
    </style:style>
    <style:style style:name="style4" style:family="text">
      <style:text-properties fo:color="#f000f0" style:font-name="Courier New"/>
    </style:style>
    <style:style style:name="style68" style:family="text">
      <style:text-properties fo:color="#f0c8f0" style:font-name="Courier New"/>
    </style:style>
    <style:style style:name="style5" style:family="text">
      <style:text-properties fo:color="#0000a0" style:font-name="Courier New" fo:font-weight="bold"/>
    </style:style>
    <style:style style:name="style69" style:family="text">
      <style:text-properties fo:color="#8787c8" style:font-name="Courier New" fo:font-weight="bold"/>
    </style:style>
    <style:style style:name="style16" style:family="text">
      <style:text-properties fo:color="#00a000" style:font-name="Courier New" fo:font-weight="bold"/>
    </style:style>
    <style:style style:name="style80" style:family="text">
      <style:text-properties fo:color="#9ac89a" style:font-name="Courier New" fo:font-weight="bold"/>
    </style:style>
    <style:style style:name="style19" style:family="text">
      <style:text-properties fo:color="#be00be" style:font-name="Courier New" fo:font-weight="bold"/>
    </style:style>
    <style:style style:name="style83" style:family="text">
      <style:text-properties fo:color="#be89be" style:font-name="Courier New" fo:font-weight="bold"/>
    </style:style>
    <style:style style:name="style6" style:family="text">
      <style:text-properties fo:color="#0000ff" style:font-name="Courier New"/>
    </style:style>
    <style:style style:name="style12" style:family="text">
      <style:text-properties fo:color="#0000ff" style:font-name="Courier New"/>
    </style:style>
    <style:style style:name="style70" style:family="text">
      <style:text-properties fo:color="#bebeff" style:font-name="Courier New"/>
    </style:style>
    <style:style style:name="style76" style:family="text">
      <style:text-properties fo:color="#bebeff" style:font-name="Courier New"/>
    </style:style>
    <style:style style:name="style7" style:family="text">
      <style:text-properties fo:color="#e0a000" style:font-name="Courier New"/>
    </style:style>
    <style:style style:name="style71" style:family="text">
      <style:text-properties fo:color="#e0ce9f" style:font-name="Courier New"/>
    </style:style>
    <style:style style:name="style8" style:family="text">
      <style:text-properties fo:color="#000000" style:font-name="Courier New"/>
    </style:style>
    <style:style style:name="style9" style:family="text">
      <style:text-properties fo:color="#00a000" style:font-name="Courier New"/>
    </style:style>
    <style:style style:name="style73" style:family="text">
      <style:text-properties fo:color="#84a084" style:font-name="Courier New"/>
    </style:style>
    <style:style style:name="style10" style:family="text">
      <style:text-properties fo:color="#ff0000" style:font-name="Courier New"/>
    </style:style>
    <style:style style:name="style74" style:family="text">
      <style:text-properties fo:color="#ffc8c8" style:font-name="Courier New"/>
    </style:style>
    <style:style style:name="style34" style:family="text">
      <style:text-properties fo:color="#000000" style:font-name="Courier New" fo:font-weight="bold" fo:background-color="#80ffff"/>
    </style:style>
    <style:style style:name="style35" style:family="text">
      <style:text-properties fo:color="#ffffff" style:font-name="Courier New" fo:font-weight="bold" fo:background-color="#ff0000"/>
    </style:style>
    <style:style style:name="style50" style:family="text">
      <style:text-properties fo:color="#404080" style:font-name="Courier New" fo:font-style="italic"/>
    </style:style>
    <style:style style:name="style114" style:family="text">
      <style:text-properties fo:color="#8585ac" style:font-name="Courier New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5in" fo:margin-bottom="0.4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title>Source file exported from Code::Blocks Source Exporter plugin</dc:title>
    <dc:date>2013-11-16T21:08:14.22</dc:date>
    <meta:editing-duration>P0D</meta:editing-duration>
    <meta:editing-cycles>2</meta:editing-cycles>
    <meta:document-statistic meta:table-count="0" meta:image-count="0" meta:object-count="0" meta:page-count="5" meta:paragraph-count="184" meta:word-count="708" meta:character-count="5514" meta:non-whitespace-character-count="3855"/>
  </office:meta>
</office:document-meta>
</file>